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b3aea" officeooo:paragraph-rsid="001b3aea"/>
    </style:style>
    <style:style style:name="P2" style:family="paragraph" style:parent-style-name="Heading_20_1">
      <style:text-properties officeooo:rsid="001fc535" officeooo:paragraph-rsid="001fc535"/>
    </style:style>
    <style:style style:name="P3" style:family="paragraph" style:parent-style-name="Text_20_body">
      <style:text-properties officeooo:rsid="001b3aea" officeooo:paragraph-rsid="001b3aea"/>
    </style:style>
    <style:style style:name="P4" style:family="paragraph" style:parent-style-name="Text_20_body">
      <style:text-properties officeooo:rsid="001fc535" officeooo:paragraph-rsid="001fe140"/>
    </style:style>
    <style:style style:name="P5" style:family="paragraph" style:parent-style-name="Text_20_body">
      <style:text-properties officeooo:paragraph-rsid="001fc535"/>
    </style:style>
    <style:style style:name="P6" style:family="paragraph" style:parent-style-name="Text_20_body">
      <style:text-properties officeooo:rsid="001fe140" officeooo:paragraph-rsid="001fe140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b3aea" officeooo:paragraph-rsid="001cf9ea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b3aea" officeooo:paragraph-rsid="001df3da"/>
    </style:style>
    <style:style style:name="P9" style:family="paragraph" style:parent-style-name="Title">
      <style:paragraph-properties fo:text-align="center" style:justify-single-word="false"/>
      <style:text-properties officeooo:rsid="001a0b0a" officeooo:paragraph-rsid="001a0b0a"/>
    </style:style>
    <style:style style:name="T1" style:family="text">
      <style:text-properties officeooo:rsid="001c313a"/>
    </style:style>
    <style:style style:name="T2" style:family="text">
      <style:text-properties officeooo:rsid="001cf9ea"/>
    </style:style>
    <style:style style:name="T3" style:family="text">
      <style:text-properties officeooo:rsid="001cfb18"/>
    </style:style>
    <style:style style:name="T4" style:family="text">
      <style:text-properties officeooo:rsid="001df3da"/>
    </style:style>
    <style:style style:name="T5" style:family="text">
      <style:text-properties officeooo:rsid="001f5794"/>
    </style:style>
    <style:style style:name="T6" style:family="text">
      <style:text-properties officeooo:rsid="001fc535"/>
    </style:style>
    <style:style style:name="T7" style:family="text">
      <style:text-properties officeooo:rsid="001fe140"/>
    </style:style>
    <style:style style:name="T8" style:family="text">
      <style:text-properties officeooo:rsid="00205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ulo do documento</text:p>
      <text:h text:style-name="P1" text:outline-level="1">Gerenciamento de lixo</text:h>
      <text:p text:style-name="P3"/>
      <text:p text:style-name="P8"><text:span text:style-name="T1"><text:tab/></text:span><text:span text:style-name="T2">U</text:span><text:span text:style-name="T1">ma pessoa produz aproximadamente 1,2 Kg de lixo por dia, imagine isso multiplicado por toda a população de são paulo</text:span><text:span text:style-name="T2">, <text:s/>mas para onde vai todo esse lixo?</text:span><text:span text:style-name="T1">.</text:span></text:p>
      <text:p text:style-name="P7"><text:span text:style-name="T1"><text:tab/>Cerca de 27 toneladas de lixo são jogadas nos aterros sanitarios d</text:span><text:span text:style-name="T3">o estado de </text:span><text:span text:style-name="T1">são paulo </text:span><text:span text:style-name="T2">e tambem em mais dois outros aterros fora d</text:span><text:span text:style-name="T3">o estado. </text:span><text:span text:style-name="T5">Aterros cujos quais o solo perdem a capacidade de plantio.</text:span></text:p>
      <text:p text:style-name="P7"><text:tab/><text:span text:style-name="T4">Tendo em mente o cenario nacional, o brasil perde cerca de R$ 14 bilhoes anualmente por não reciclar adequandamente os residuos.</text:span></text:p>
      <text:p text:style-name="P7"><text:tab/><text:span text:style-name="T5">A reciclagem adequada do lixo pode contribuir para a diminuicao não só da quantidade de aterros sanitarios mas tambem a pode diminuir a poluicao do meio ambiente e tambem gerar empregos.</text:span></text:p>
      <text:p text:style-name="P7"><text:tab/></text:p>
      <text:h text:style-name="P2" text:outline-level="1">Solucao do problema.</text:h>
      <text:p text:style-name="P5"/>
      <text:p text:style-name="P5"><text:tab/><text:span text:style-name="T6">Uma ideia para tratarmos o lixo em marilia seria promovendo a coleta seletiva por meio de recompensa, ou seja, ao reciclar uma determinada quantidade de lixo (seja metal, plastico, vidro, etc), o contribuinte recebe uma quantia em dinheiro referente ao tipo de material reciclado e o peso.</text:span></text:p>
      <text:p text:style-name="P4"><text:tab/>Para isso faremos o uso de uma carteira digital onde sera depositada a quantia, podendo fazer transacoes ou receber abatimento em impostos tudo isso diretamente por um aplicativo. As areas de coleta contara<text:span text:style-name="T7">o</text:span> com um lixeiras equipadas com bala<text:span text:style-name="T7">n</text:span>ca<text:span text:style-name="T7">s</text:span> <text:span text:style-name="T7">e displays que pesarao o material e retornarao o peso e o valor em dinheiro a ser depositado </text:span></text:p>
      <text:p text:style-name="P6"><text:tab/>O lixo organico pode ser usado para fazer compostagens que podem adubar solos de plantio ou podem ate gerar energia eletrica atravez <text:span text:style-name="T8">de biodigesta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23:04:37.736554510</meta:creation-date>
    <dc:date>2021-09-02T00:52:55.630688190</dc:date>
    <meta:editing-duration>PT15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52" meta:character-count="1512" meta:non-whitespace-character-count="1260"/>
  </office:meta>
</office:document-meta>
</file>